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2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6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4.064cm" svg:x="13.573cm" svg:y="7.604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2.54cm" svg:x="7.254cm" svg:y="5.31cm">
          <text:p text:style-name="P1"><text:span text:style-name="T1">Docker container:</text:span><text:span text:style-name="T1"><text:line-break/></text:span><text:span text:style-name="T1">senzing/g2lo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08cm" svg:height="2.54cm" svg:x="1.009cm" svg:y="5.301cm">
          <text:p text:style-name="P1"><text:span text:style-name="T1">Docker container:</text:span></text:p>
          <text:p text:style-name="P1"><text:span text:style-name="T1">mysq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.223cm" svg:y="2.443cm">
          <text:p text:style-name="P1"><text:span text:style-name="T1">Docker container:</text:span></text:p>
          <text:p text:style-name="P1"><text:span text:style-name="T1">senzing/mysql-in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.009cm" svg:y="9.111cm">
          <text:p text:style-name="P1"><text:span text:style-name="T1">Docker container:</text:span></text:p>
          <text:p text:style-name="P1"><text:span text:style-name="T1">phpmyadmin/phpmyadmi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1cm" svg:y="0.998cm">
          <text:p text:style-name="P1"><text:span text:style-name="T1">Docker container:</text:span></text:p>
          <text:p text:style-name="P1"><text:span text:style-name="T1">senzing/python-dem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45cm" svg:height="1.016cm" svg:x="1.263cm" svg:y="10.2cm">
          <text:p text:style-name="P4"><text:span text:style-name="T2">phpMy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6" draw:layer="layout" svg:width="1.489cm" svg:height="1.816cm" svg:x="4.03cm" svg:y="5.744cm">
          <text:p text:style-name="P4"><text:span text:style-name="T2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445cm" svg:height="0.762cm" svg:x="7.516cm" svg:y="6.613cm">
          <text:p text:style-name="P4"><text:span text:style-name="T2">G2Loader.p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4.445cm" svg:height="1.09cm" svg:x="1.241cm" svg:y="2.099cm">
          <text:p text:style-name="P4"><text:span text:style-name="T2">app.py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7.604cm" svg:y1="6.969cm" svg:x2="5.445cm" svg:y2="6.461cm">
          <text:p/>
        </draw:line>
        <draw:line draw:style-name="gr8" draw:text-style-name="P8" draw:layer="layout" svg:x1="5.337cm" svg:y1="5.799cm" svg:x2="5.318cm" svg:y2="3.159cm">
          <text:p/>
        </draw:line>
        <draw:line draw:style-name="gr8" draw:text-style-name="P8" draw:layer="layout" svg:x1="5.427cm" svg:y1="7.487cm" svg:x2="5.445cm" svg:y2="10.144cm">
          <text:p/>
        </draw:line>
        <draw:custom-shape draw:style-name="gr9" draw:text-style-name="P7" draw:layer="layout" svg:width="3.81cm" svg:height="0.762cm" svg:x="14.127cm" svg:y="9.482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81cm" svg:height="0.762cm" svg:x="14.127cm" svg:y="10.498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81cm" svg:height="0.762cm" svg:x="14.127cm" svg:y="8.482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2.54cm" svg:x="7.223cm" svg:y="8.163cm">
          <text:p text:style-name="P1"><text:span text:style-name="T1">Docker container:</text:span><text:span text:style-name="T1"><text:line-break/></text:span><text:span text:style-name="T1">senzing/comm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4.445cm" svg:height="0.762cm" svg:x="7.485cm" svg:y="9.466cm">
          <text:p text:style-name="P4"><text:span text:style-name="T2">G2Command.py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7.731cm" svg:y1="9.736cm" svg:x2="5.572cm" svg:y2="7.096cm">
          <text:p/>
        </draw:line>
        <draw:line draw:style-name="gr7" draw:text-style-name="P8" draw:layer="layout" svg:x1="7.477cm" svg:y1="4.048cm" svg:x2="5.572cm" svg:y2="5.9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1-14T17:17:32.709687344</dc:date>
    <meta:editing-duration>PT55M46S</meta:editing-duration>
    <meta:editing-cycles>18</meta:editing-cycles>
    <meta:generator>LibreOffice/6.0.7.3$Linux_X86_64 LibreOffice_project/00m0$Build-3</meta:generator>
    <meta:document-statistic meta:object-count="20"/>
  </office:meta>
</office:document-meta>
</file>